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9-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MPASSION (9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MPASSION (9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eting (9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ercy (9:7-1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mercy (9:7-13):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 promises to restore all of Saul's lands to Mephibosheth (9:7-8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David provides him with many servants (9:9-10, 1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avid assigns him a special place in the royal palace (9:10-11, 1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COMPASSION (9:1-13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man (9:1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eeting (9:5-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mercy (9:7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SAMUEL 9-10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COMPASSION (9:1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LENCHED FIST (10:1-1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LENCHED FIST (10:1-1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respect (10:1-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dicule (10:3-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taliation (10:6-1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retaliation (10:6-19)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anun's fear (10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David's fury (10:9-19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DAVID'S CLENCHED FIST (10:1-19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espect (10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idicule (10:3-5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retaliation (10:6-19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2 SAMUEL 9-10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DAVID'S COMPASSION (9:1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DAVID'S CLENCHED FIST (10:1-19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9-10</dc:title>
    <meta:initial-creator>David STRICKLAND</meta:initial-creator>
    <dc:creator>David STRICKLAND</dc:creator>
    <meta:creation-date>2020-02-22T17:29:12Z</meta:creation-date>
    <dc:date>2020-02-22T17:29:13Z</dc:date>
    <meta:template xlink:href="BibleStudy" xlink:type="simple"/>
    <meta:editing-cycles>1</meta:editing-cycles>
    <meta:editing-duration>PT0S</meta:editing-duration>
    <meta:document-statistic meta:paragraph-count="31" meta:word-count="196"/>
  </office:meta>
</office:document-meta>
</file>